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4" style:family="table-cell" style:parent-style-name="Default">
      <style:table-cell-properties fo:border="none"/>
      <style:text-properties fo:font-size="12pt" style:font-size-asian="12pt" style:font-size-complex="12pt"/>
    </style:style>
    <style:style style:name="ce75" style:family="table-cell" style:parent-style-name="Default"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>
      <style:text-properties fo:color="#c9211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fo:background-color="#d4ea6b" fo:border-left="0.06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#d4ea6b" fo:border-left="none" fo:border-right="none" fo:border-top="none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ackground-color="#d4ea6b" fo:border-left="0.06pt solid #000000" fo:border-right="none" fo:border-top="none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ackground-color="#d4ea6b" fo:border-left="0.06pt solid #000000" fo:border-right="none" fo:border-top="none"/>
      <style:text-properties fo:color="#c9211e" fo:font-size="12pt" style:font-size-asian="12pt" style:font-size-complex="12pt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fo:background-color="#b3cac7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fo:background-color="#b4c7dc" fo:border-left="none" fo:border-right="none" fo:border-top="none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b3cac7" fo:border="none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b3cac7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06pt solid #000000" fo:background-color="#ffffa6" fo:border-left="none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ffff6d" fo:border-left="none" fo:border-right="none" fo:border-top="none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ffffa6" fo:border="none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ffffa6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06pt solid #000000" fo:background-color="#ffb66c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ackground-color="#ffb66c" fo:border-left="none" fo:border-right="none" fo:border-top="none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ffb66c" fo:border-left="none" fo:border-right="0.06pt solid #000000" fo:border-top="none"/>
      <style:text-properties fo:font-size="12pt" style:font-size-asian="12pt" style:font-size-complex="12pt"/>
    </style:style>
    <style:style style:name="ce92" style:family="table-cell" style:parent-style-name="Default" style:data-style-name="N10123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3" style:family="table-cell" style:parent-style-name="Default" style:data-style-name="N10123">
      <style:table-cell-properties fo:border-bottom="0.06pt solid #000000" fo:background-color="#d4ea6b" fo:border-left="0.06pt solid #000000" fo:border-right="none" fo:border-top="none"/>
      <style:text-properties fo:font-size="12pt" style:font-size-asian="12pt" style:font-size-complex="12pt"/>
    </style:style>
    <style:style style:name="ce94" style:family="table-cell" style:parent-style-name="Default" style:data-style-name="N10123">
      <style:table-cell-properties fo:border-bottom="none" fo:background-color="#d4ea6b" fo:border-left="0.06pt solid #000000" fo:border-right="none" fo:border-top="none"/>
      <style:text-properties fo:font-size="12pt" style:font-size-asian="12pt" style:font-size-complex="12pt"/>
    </style:style>
    <style:style style:name="ce95" style:family="table-cell" style:parent-style-name="Default" style:data-style-name="N10123">
      <style:table-cell-properties fo:border-bottom="none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96" style:family="table-cell" style:parent-style-name="Default" style:data-style-name="N10123">
      <style:table-cell-properties fo:border-bottom="0.06pt solid #000000" fo:background-color="#b3cac7" fo:border-left="none" fo:border-right="none" fo:border-top="none"/>
      <style:text-properties fo:font-size="12pt" style:font-size-asian="12pt" style:font-size-complex="12pt"/>
    </style:style>
    <style:style style:name="ce97" style:family="table-cell" style:parent-style-name="Default" style:data-style-name="N10123">
      <style:table-cell-properties fo:background-color="#b3cac7" fo:border="none"/>
      <style:text-properties fo:font-size="12pt" style:font-size-asian="12pt" style:font-size-complex="12pt"/>
    </style:style>
    <style:style style:name="ce98" style:family="table-cell" style:parent-style-name="Default" style:data-style-name="N10123">
      <style:table-cell-properties fo:background-color="#b3cac7"/>
      <style:text-properties fo:font-size="12pt" style:font-size-asian="12pt" style:font-size-complex="12pt"/>
    </style:style>
    <style:style style:name="ce99" style:family="table-cell" style:parent-style-name="Default" style:data-style-name="N10123">
      <style:table-cell-properties fo:border-bottom="0.06pt solid #000000" fo:background-color="#ffffa6" fo:border-left="none" fo:border-right="none" fo:border-top="none"/>
      <style:text-properties fo:font-size="12pt" style:font-size-asian="12pt" style:font-size-complex="12pt"/>
    </style:style>
    <style:style style:name="ce100" style:family="table-cell" style:parent-style-name="Default" style:data-style-name="N10123">
      <style:table-cell-properties fo:background-color="#ffffa6" fo:border="none"/>
      <style:text-properties fo:font-size="12pt" style:font-size-asian="12pt" style:font-size-complex="12pt"/>
    </style:style>
    <style:style style:name="ce101" style:family="table-cell" style:parent-style-name="Default" style:data-style-name="N10123">
      <style:table-cell-properties fo:background-color="#ffffa6"/>
      <style:text-properties fo:font-size="12pt" style:font-size-asian="12pt" style:font-size-complex="12pt"/>
    </style:style>
    <style:style style:name="ce102" style:family="table-cell" style:parent-style-name="Default" style:data-style-name="N10123">
      <style:table-cell-properties fo:border-bottom="none" fo:background-color="transparent" fo:border-left="none" fo:border-right="0.06pt solid #000000" fo:border-top="0.06pt solid #000000"/>
      <style:text-properties fo:font-size="12pt" style:font-size-asian="12pt" style:font-size-complex="12pt"/>
    </style:style>
    <style:style style:name="ce103" style:family="table-cell" style:parent-style-name="Default" style:data-style-name="N10123">
      <style:table-cell-properties fo:border-bottom="0.06pt solid #000000" fo:background-color="#ffb66c" fo:border-left="none" fo:border-right="0.06pt solid #000000" fo:border-top="none"/>
      <style:text-properties fo:font-size="12pt" style:font-size-asian="12pt" style:font-size-complex="12pt"/>
    </style:style>
    <style:style style:name="ce104" style:family="table-cell" style:parent-style-name="Default" style:data-style-name="N10123">
      <style:table-cell-properties fo:border-bottom="none" fo:background-color="#ffb66c" fo:border-left="none" fo:border-right="0.06pt solid #000000" fo:border-top="none"/>
      <style:text-properties fo:font-size="12pt" style:font-size-asian="12pt" style:font-size-complex="12pt"/>
    </style:style>
    <style:style style:name="ce105" style:family="table-cell" style:parent-style-name="Default" style:data-style-name="N10123">
      <style:table-cell-properties fo:border-bottom="none" fo:border-left="none" fo:border-right="0.06pt solid #000000" fo:border-top="none"/>
    </style:style>
    <style:style style:name="ce106" style:family="table-cell" style:parent-style-name="Default" style:data-style-name="N10123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107" style:family="table-cell" style:parent-style-name="Default" style:data-style-name="N10123">
      <style:table-cell-properties fo:border-bottom="none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ry2-diff" table:style-name="ta1">
        <table:table-column table:style-name="co1" table:default-cell-style-name="ce75"/>
        <table:table-column table:style-name="co2" table:default-cell-style-name="ce75"/>
        <table:table-column table:style-name="co3" table:number-columns-repeated="2" table:default-cell-style-name="ce75"/>
        <table:table-column table:style-name="co4" table:default-cell-style-name="ce75"/>
        <table:table-column table:style-name="co5" table:default-cell-style-name="ce80"/>
        <table:table-column table:style-name="co5" table:default-cell-style-name="ce85"/>
        <table:table-column table:style-name="co5" table:default-cell-style-name="ce88"/>
        <table:table-column table:style-name="co5" table:number-columns-repeated="2" table:default-cell-style-name="ce91"/>
        <table:table-column table:style-name="co5" table:default-cell-style-name="ce80"/>
        <table:table-column table:style-name="co5" table:default-cell-style-name="ce85"/>
        <table:table-column table:style-name="co5" table:default-cell-style-name="ce88"/>
        <table:table-column table:style-name="co5" table:number-columns-repeated="2" table:default-cell-style-name="ce91"/>
        <table:table-column table:style-name="co5" table:default-cell-style-name="ce80"/>
        <table:table-column table:style-name="co5" table:default-cell-style-name="ce85"/>
        <table:table-column table:style-name="co5" table:default-cell-style-name="ce88"/>
        <table:table-column table:style-name="co5" table:number-columns-repeated="2" table:default-cell-style-name="ce91"/>
        <table:table-column table:style-name="co6" table:default-cell-style-name="ce94"/>
        <table:table-column table:style-name="co6" table:default-cell-style-name="ce98"/>
        <table:table-column table:style-name="co6" table:default-cell-style-name="ce101"/>
        <table:table-column table:style-name="co7" table:default-cell-style-name="ce104"/>
        <table:table-column table:style-name="co5" table:default-cell-style-name="ce91"/>
        <table:table-column table:style-name="co6" table:default-cell-style-name="ce94"/>
        <table:table-column table:style-name="co6" table:default-cell-style-name="ce98"/>
        <table:table-column table:style-name="co6" table:default-cell-style-name="ce101"/>
        <table:table-column table:style-name="co6" table:default-cell-style-name="ce104"/>
        <table:table-column table:style-name="co8" table:default-cell-style-name="ce104"/>
        <table:table-column table:style-name="co9" table:default-cell-style-name="ce107"/>
        <table:table-column table:style-name="co10" table:number-columns-repeated="993" table:default-cell-style-name="ce75"/>
        <table:table-row table:style-name="ro1">
          <table:table-cell table:style-name="ce1" office:value-type="string" calcext:value-type="string">
            <text:p>y axis</text:p>
          </table:table-cell>
          <table:table-cell table:style-name="ce1" office:value-type="string" calcext:value-type="string">
            <text:p>x axis</text:p>
          </table:table-cell>
          <table:table-cell table:style-name="ce76" office:value-type="string" calcext:value-type="string" table:number-columns-spanned="2" table:number-rows-spanned="1">
            <text:p>fitting time</text:p>
          </table:table-cell>
          <table:covered-table-cell table:style-name="ce1"/>
          <table:table-cell table:style-name="ce1"/>
          <table:table-cell table:style-name="ce78" office:value-type="string" calcext:value-type="string" table:number-columns-spanned="4" table:number-rows-spanned="1">
            <text:p>p0</text:p>
          </table:table-cell>
          <table:covered-table-cell table:number-columns-repeated="2" table:style-name="ce82"/>
          <table:covered-table-cell table:style-name="ce89"/>
          <table:table-cell table:style-name="ce89"/>
          <table:table-cell table:style-name="ce78" office:value-type="string" calcext:value-type="string" table:number-columns-spanned="4" table:number-rows-spanned="1">
            <text:p>lower bound</text:p>
          </table:table-cell>
          <table:covered-table-cell table:number-columns-repeated="2" table:style-name="ce82"/>
          <table:covered-table-cell table:style-name="ce89"/>
          <table:table-cell table:style-name="ce89"/>
          <table:table-cell table:style-name="ce78" office:value-type="string" calcext:value-type="string" table:number-columns-spanned="4" table:number-rows-spanned="1">
            <text:p>upper bound</text:p>
          </table:table-cell>
          <table:covered-table-cell table:number-columns-repeated="2" table:style-name="ce82"/>
          <table:covered-table-cell table:style-name="ce89"/>
          <table:table-cell table:style-name="ce89"/>
          <table:table-cell table:style-name="ce92" office:value-type="string" calcext:value-type="string" table:number-columns-spanned="4" table:number-rows-spanned="1">
            <text:p>popt</text:p>
          </table:table-cell>
          <table:covered-table-cell table:number-columns-repeated="2" table:style-name="ce95"/>
          <table:covered-table-cell table:style-name="ce102"/>
          <table:table-cell table:style-name="ce89"/>
          <table:table-cell table:style-name="ce92" office:value-type="string" calcext:value-type="string" table:number-columns-spanned="4" table:number-rows-spanned="1">
            <text:p>perr</text:p>
          </table:table-cell>
          <table:covered-table-cell table:number-columns-repeated="2" table:style-name="ce95"/>
          <table:covered-table-cell table:style-name="ce102"/>
          <table:table-cell table:style-name="ce102"/>
          <table:table-cell table:style-name="ce105"/>
          <table:table-cell table:number-columns-repeated="993"/>
        </table:table-row>
        <table:table-row table:style-name="ro1">
          <table:table-cell table:style-name="ce73" table:formula="of:=&quot;i&quot;" office:value-type="string" office:string-value="i" calcext:value-type="string">
            <text:p>i</text:p>
          </table:table-cell>
          <table:table-cell table:style-name="ce73" office:value-type="string" calcext:value-type="string">
            <text:p>j</text:p>
          </table:table-cell>
          <table:table-cell table:style-name="ce73" office:value-type="string" calcext:value-type="string">
            <text:p>tmin</text:p>
          </table:table-cell>
          <table:table-cell table:style-name="ce73" office:value-type="string" calcext:value-type="string">
            <text:p>tmax</text:p>
          </table:table-cell>
          <table:table-cell table:style-name="ce73" office:value-type="string" calcext:value-type="string">
            <text:p>comment</text:p>
          </table:table-cell>
          <table:table-cell table:style-name="ce79" office:value-type="string" calcext:value-type="string">
            <text:p>c1</text:p>
          </table:table-cell>
          <table:table-cell table:style-name="ce83" office:value-type="string" calcext:value-type="string">
            <text:p>c2</text:p>
          </table:table-cell>
          <table:table-cell table:style-name="ce86" office:value-type="string" calcext:value-type="string">
            <text:p>freq</text:p>
          </table:table-cell>
          <table:table-cell table:style-name="ce90" office:value-type="string" calcext:value-type="string">
            <text:p>tau2</text:p>
          </table:table-cell>
          <table:table-cell table:style-name="ce90" office:value-type="string" calcext:value-type="string">
            <text:p>alpha</text:p>
          </table:table-cell>
          <table:table-cell table:style-name="ce79" office:value-type="string" calcext:value-type="string">
            <text:p>c1</text:p>
          </table:table-cell>
          <table:table-cell table:style-name="ce83" office:value-type="string" calcext:value-type="string">
            <text:p>c2</text:p>
          </table:table-cell>
          <table:table-cell table:style-name="ce86" office:value-type="string" calcext:value-type="string">
            <text:p>freq</text:p>
          </table:table-cell>
          <table:table-cell table:style-name="ce90" office:value-type="string" calcext:value-type="string">
            <text:p>tau2</text:p>
          </table:table-cell>
          <table:table-cell table:style-name="ce90" office:value-type="string" calcext:value-type="string">
            <text:p>alpha</text:p>
          </table:table-cell>
          <table:table-cell table:style-name="ce79" office:value-type="string" calcext:value-type="string">
            <text:p>c1</text:p>
          </table:table-cell>
          <table:table-cell table:style-name="ce83" office:value-type="string" calcext:value-type="string">
            <text:p>c2</text:p>
          </table:table-cell>
          <table:table-cell table:style-name="ce86" office:value-type="string" calcext:value-type="string">
            <text:p>freq</text:p>
          </table:table-cell>
          <table:table-cell table:style-name="ce90" office:value-type="string" calcext:value-type="string">
            <text:p>tau2</text:p>
          </table:table-cell>
          <table:table-cell table:style-name="ce90" office:value-type="string" calcext:value-type="string">
            <text:p>alpha</text:p>
          </table:table-cell>
          <table:table-cell table:style-name="ce93" office:value-type="string" calcext:value-type="string">
            <text:p>c1</text:p>
          </table:table-cell>
          <table:table-cell table:style-name="ce96" office:value-type="string" calcext:value-type="string">
            <text:p>c2</text:p>
          </table:table-cell>
          <table:table-cell table:style-name="ce99" office:value-type="string" calcext:value-type="string">
            <text:p>freq</text:p>
          </table:table-cell>
          <table:table-cell table:style-name="ce103" office:value-type="string" calcext:value-type="string">
            <text:p>tau2</text:p>
          </table:table-cell>
          <table:table-cell table:style-name="ce90" office:value-type="string" calcext:value-type="string">
            <text:p>alpha</text:p>
          </table:table-cell>
          <table:table-cell table:style-name="ce93" office:value-type="string" calcext:value-type="string">
            <text:p>c1</text:p>
          </table:table-cell>
          <table:table-cell table:style-name="ce96" office:value-type="string" calcext:value-type="string">
            <text:p>c2</text:p>
          </table:table-cell>
          <table:table-cell table:style-name="ce99" office:value-type="string" calcext:value-type="string">
            <text:p>freq</text:p>
          </table:table-cell>
          <table:table-cell table:style-name="ce103" office:value-type="string" calcext:value-type="string">
            <text:p>tau2</text:p>
          </table:table-cell>
          <table:table-cell table:style-name="ce103" office:value-type="string" calcext:value-type="string">
            <text:p>alpha</text:p>
          </table:table-cell>
          <table:table-cell table:style-name="ce106" office:value-type="string" calcext:value-type="string">
            <text:p>perr_frac_total</text:p>
          </table:table-cell>
          <table:table-cell table:number-columns-repeated="993"/>
        </table:table-row>
        <table:table-row table:style-name="ro1" table:visibility="collapse">
          <table:table-cell table:style-name="ce73" table:formula="of:=[.A2]" office:value-type="string" office:string-value="i" calcext:value-type="string">
            <text:p>i</text:p>
          </table:table-cell>
          <table:table-cell table:style-name="ce73" table:formula="of:=[.B2]" office:value-type="string" office:string-value="j" calcext:value-type="string">
            <text:p>j</text:p>
          </table:table-cell>
          <table:table-cell table:style-name="ce73" table:formula="of:=[.C2]" office:value-type="string" office:string-value="tmin" calcext:value-type="string">
            <text:p>tmin</text:p>
          </table:table-cell>
          <table:table-cell table:style-name="ce73" table:formula="of:=[.D2]" office:value-type="string" office:string-value="tmax" calcext:value-type="string">
            <text:p>tmax</text:p>
          </table:table-cell>
          <table:table-cell table:style-name="ce73" table:formula="of:=[.E2]" office:value-type="string" office:string-value="comment" calcext:value-type="string">
            <text:p>comment</text:p>
          </table:table-cell>
          <table:table-cell table:style-name="ce9" table:formula="of:=&quot;p0_&quot;&amp;[.F2]" office:value-type="string" office:string-value="p0_c1" calcext:value-type="string">
            <text:p>p0_c1</text:p>
          </table:table-cell>
          <table:table-cell table:style-name="ce14" table:formula="of:=&quot;p0_&quot;&amp;[.G2]" office:value-type="string" office:string-value="p0_c2" calcext:value-type="string">
            <text:p>p0_c2</text:p>
          </table:table-cell>
          <table:table-cell table:style-name="ce18" table:formula="of:=&quot;p0_&quot;&amp;[.H2]" office:value-type="string" office:string-value="p0_freq" calcext:value-type="string">
            <text:p>p0_freq</text:p>
          </table:table-cell>
          <table:table-cell table:style-name="ce23" table:formula="of:=&quot;p0_&quot;&amp;[.I2]" office:value-type="string" office:string-value="p0_tau2" calcext:value-type="string">
            <text:p>p0_tau2</text:p>
          </table:table-cell>
          <table:table-cell table:style-name="ce23"/>
          <table:table-cell table:style-name="ce9" table:formula="of:=&quot;lb_&quot;&amp;[.K2]" office:value-type="string" office:string-value="lb_c1" calcext:value-type="string">
            <text:p>lb_c1</text:p>
          </table:table-cell>
          <table:table-cell table:style-name="ce14" table:formula="of:=&quot;lb_&quot;&amp;[.L2]" office:value-type="string" office:string-value="lb_c2" calcext:value-type="string">
            <text:p>lb_c2</text:p>
          </table:table-cell>
          <table:table-cell table:style-name="ce18" table:formula="of:=&quot;lb_&quot;&amp;[.M2]" office:value-type="string" office:string-value="lb_freq" calcext:value-type="string">
            <text:p>lb_freq</text:p>
          </table:table-cell>
          <table:table-cell table:style-name="ce23" table:formula="of:=&quot;lb_&quot;&amp;[.N2]" office:value-type="string" office:string-value="lb_tau2" calcext:value-type="string">
            <text:p>lb_tau2</text:p>
          </table:table-cell>
          <table:table-cell table:style-name="ce23"/>
          <table:table-cell table:style-name="ce9" table:formula="of:=&quot;ub_&quot;&amp;[.P2]" office:value-type="string" office:string-value="ub_c1" calcext:value-type="string">
            <text:p>ub_c1</text:p>
          </table:table-cell>
          <table:table-cell table:style-name="ce14" table:formula="of:=&quot;ub_&quot;&amp;[.Q2]" office:value-type="string" office:string-value="ub_c2" calcext:value-type="string">
            <text:p>ub_c2</text:p>
          </table:table-cell>
          <table:table-cell table:style-name="ce18" table:formula="of:=&quot;ub_&quot;&amp;[.R2]" office:value-type="string" office:string-value="ub_freq" calcext:value-type="string">
            <text:p>ub_freq</text:p>
          </table:table-cell>
          <table:table-cell table:style-name="ce23" table:formula="of:=&quot;ub_&quot;&amp;[.S2]" office:value-type="string" office:string-value="ub_tau2" calcext:value-type="string">
            <text:p>ub_tau2</text:p>
          </table:table-cell>
          <table:table-cell table:style-name="ce23"/>
          <table:table-cell table:style-name="ce9" table:formula="of:=&quot;popt_&quot;&amp;[.U2]" office:value-type="string" office:string-value="popt_c1" calcext:value-type="string">
            <text:p>popt_c1</text:p>
          </table:table-cell>
          <table:table-cell table:style-name="ce14" table:formula="of:=&quot;popt_&quot;&amp;[.V2]" office:value-type="string" office:string-value="popt_c2" calcext:value-type="string">
            <text:p>popt_c2</text:p>
          </table:table-cell>
          <table:table-cell table:style-name="ce18" table:formula="of:=&quot;popt_&quot;&amp;[.W2]" office:value-type="string" office:string-value="popt_freq" calcext:value-type="string">
            <text:p>popt_freq</text:p>
          </table:table-cell>
          <table:table-cell table:style-name="ce23" table:formula="of:=&quot;popt_&quot;&amp;[.X2]" office:value-type="string" office:string-value="popt_tau2" calcext:value-type="string">
            <text:p>popt_tau2</text:p>
          </table:table-cell>
          <table:table-cell table:style-name="ce23"/>
          <table:table-cell table:style-name="ce9" table:formula="of:=&quot;perr_&quot;&amp;[.Z2]" office:value-type="string" office:string-value="perr_c1" calcext:value-type="string">
            <text:p>perr_c1</text:p>
          </table:table-cell>
          <table:table-cell table:style-name="ce14" table:formula="of:=&quot;perr_&quot;&amp;[.AA2]" office:value-type="string" office:string-value="perr_c2" calcext:value-type="string">
            <text:p>perr_c2</text:p>
          </table:table-cell>
          <table:table-cell table:style-name="ce18" table:formula="of:=&quot;perr_&quot;&amp;[.AB2]" office:value-type="string" office:string-value="perr_freq" calcext:value-type="string">
            <text:p>perr_freq</text:p>
          </table:table-cell>
          <table:table-cell table:style-name="ce23" table:formula="of:=&quot;perr_&quot;&amp;[.AC2]" office:value-type="string" office:string-value="perr_tau2" calcext:value-type="string">
            <text:p>perr_tau2</text:p>
          </table:table-cell>
          <table:table-cell table:style-name="ce23"/>
          <table:table-cell table:style-name="ce73" table:formula="of:=[.AE2]" office:value-type="string" office:string-value="perr_frac_total" calcext:value-type="string">
            <text:p>perr_frac_total</text:p>
          </table:table-cell>
          <table:table-cell table:number-columns-repeated="993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weird fit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-1.7" calcext:value-type="float">
            <text:p>-1.7</text:p>
          </table:table-cell>
          <table:table-cell table:style-name="ce87" office:value-type="float" office:value="0.175" calcext:value-type="float">
            <text:p>0.175</text:p>
          </table:table-cell>
          <table:table-cell office:value-type="float" office:value="70" calcext:value-type="float">
            <text:p>70</text:p>
          </table:table-cell>
          <table:table-cell table:formula="of:=1/[.I4]" office:value-type="float" office:value="0.0142857142857143" calcext:value-type="float">
            <text:p>0.014285714285714</text:p>
          </table:table-cell>
          <table:table-cell office:value-type="float" office:value="1.9" calcext:value-type="float">
            <text:p>1.9</text:p>
          </table:table-cell>
          <table:table-cell table:style-name="ce84" office:value-type="float" office:value="-2.1" calcext:value-type="float">
            <text:p>-2.1</text:p>
          </table:table-cell>
          <table:table-cell table:style-name="ce87" office:value-type="float" office:value="0.165" calcext:value-type="float">
            <text:p>0.165</text:p>
          </table:table-cell>
          <table:table-cell office:value-type="float" office:value="55" calcext:value-type="float">
            <text:p>55</text:p>
          </table:table-cell>
          <table:table-cell table:formula="of:=1/[.N4]" office:value-type="float" office:value="0.0181818181818182" calcext:value-type="float">
            <text:p>0.018181818181818</text:p>
          </table:table-cell>
          <table:table-cell office:value-type="float" office:value="2.1" calcext:value-type="float">
            <text:p>2.1</text:p>
          </table:table-cell>
          <table:table-cell table:style-name="ce84" office:value-type="float" office:value="-1.6" calcext:value-type="float">
            <text:p>-1.6</text:p>
          </table:table-cell>
          <table:table-cell table:style-name="ce87" office:value-type="float" office:value="0.225" calcext:value-type="float">
            <text:p>0.225</text:p>
          </table:table-cell>
          <table:table-cell office:value-type="float" office:value="110" calcext:value-type="float">
            <text:p>110</text:p>
          </table:table-cell>
          <table:table-cell table:formula="of:=1/[.S4]" office:value-type="float" office:value="0.00909090909090909" calcext:value-type="float">
            <text:p>0.009090909090909</text:p>
          </table:table-cell>
          <table:table-cell office:value-type="float" office:value="2.02276365833497" calcext:value-type="float">
            <text:p>2.0228</text:p>
          </table:table-cell>
          <table:table-cell table:style-name="ce97" office:value-type="float" office:value="-1.76907848892705" calcext:value-type="float">
            <text:p>-1.7691</text:p>
          </table:table-cell>
          <table:table-cell table:style-name="ce100" office:value-type="float" office:value="0.178531467683847" calcext:value-type="float">
            <text:p>0.1785</text:p>
          </table:table-cell>
          <table:table-cell office:value-type="float" office:value="66.6305885086864" calcext:value-type="float">
            <text:p>66.6306</text:p>
          </table:table-cell>
          <table:table-cell table:formula="of:=1/[.X4]" office:value-type="float" office:value="0.0150081219809372" calcext:value-type="float">
            <text:p>0.015008121980937</text:p>
          </table:table-cell>
          <table:table-cell office:value-type="float" office:value="0.01656727" calcext:value-type="float">
            <text:p>0.0166</text:p>
          </table:table-cell>
          <table:table-cell table:style-name="ce97" office:value-type="float" office:value="0.08204305" calcext:value-type="float">
            <text:p>0.0820</text:p>
          </table:table-cell>
          <table:table-cell table:style-name="ce100" office:value-type="float" office:value="0.11206431" calcext:value-type="float">
            <text:p>0.1121</text:p>
          </table:table-cell>
          <table:table-cell office:value-type="float" office:value="6.10616967" calcext:value-type="float">
            <text:p>6.1062</text:p>
          </table:table-cell>
          <table:table-cell table:formula="of:=[.AC4]/[.X4]*[.Y4]" office:value-type="float" office:value="0.00137537640436287" calcext:value-type="float">
            <text:p>0.0014</text:p>
          </table:table-cell>
          <table:table-cell office:value-type="float" office:value="0.63610074495125" calcext:value-type="float">
            <text:p>0.6361</text:p>
          </table:table-cell>
          <table:table-cell table:style-name="ce74"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3" calcext:value-type="float">
            <text:p>-2.13</text:p>
          </table:table-cell>
          <table:table-cell office:value-type="float" office:value="0.205" calcext:value-type="float">
            <text:p>0.205</text:p>
          </table:table-cell>
          <table:table-cell office:value-type="float" office:value="81" calcext:value-type="float">
            <text:p>81</text:p>
          </table:table-cell>
          <table:table-cell table:formula="of:=1/[.I5]" office:value-type="float" office:value="0.0123456790123457" calcext:value-type="float">
            <text:p>0.012345679012346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19" calcext:value-type="float">
            <text:p>0.19</text:p>
          </table:table-cell>
          <table:table-cell office:value-type="float" office:value="70" calcext:value-type="float">
            <text:p>70</text:p>
          </table:table-cell>
          <table:table-cell table:formula="of:=1/[.N5]" office:value-type="float" office:value="0.0142857142857143" calcext:value-type="float">
            <text:p>0.014285714285714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225" calcext:value-type="float">
            <text:p>0.225</text:p>
          </table:table-cell>
          <table:table-cell office:value-type="float" office:value="110" calcext:value-type="float">
            <text:p>110</text:p>
          </table:table-cell>
          <table:table-cell table:formula="of:=1/[.S5]" office:value-type="float" office:value="0.00909090909090909" calcext:value-type="float">
            <text:p>0.009090909090909</text:p>
          </table:table-cell>
          <table:table-cell office:value-type="float" office:value="2.00060303314386" calcext:value-type="float">
            <text:p>2.0006</text:p>
          </table:table-cell>
          <table:table-cell office:value-type="float" office:value="-2.13655862657004" calcext:value-type="float">
            <text:p>-2.1366</text:p>
          </table:table-cell>
          <table:table-cell office:value-type="float" office:value="0.206493583212425" calcext:value-type="float">
            <text:p>0.2065</text:p>
          </table:table-cell>
          <table:table-cell office:value-type="float" office:value="80.9173677339841" calcext:value-type="float">
            <text:p>80.9174</text:p>
          </table:table-cell>
          <table:table-cell table:formula="of:=1/[.X5]" office:value-type="float" office:value="0.0123582863358519" calcext:value-type="float">
            <text:p>0.012358286335852</text:p>
          </table:table-cell>
          <table:table-cell office:value-type="float" office:value="0.01099104" calcext:value-type="float">
            <text:p>0.0110</text:p>
          </table:table-cell>
          <table:table-cell office:value-type="float" office:value="0.05272305" calcext:value-type="float">
            <text:p>0.0527</text:p>
          </table:table-cell>
          <table:table-cell office:value-type="float" office:value="0.06231002" calcext:value-type="float">
            <text:p>0.0623</text:p>
          </table:table-cell>
          <table:table-cell office:value-type="float" office:value="3.35182154" calcext:value-type="float">
            <text:p>3.3518</text:p>
          </table:table-cell>
          <table:table-cell table:formula="of:=[.AC5]/[.X5]*[.Y5]" office:value-type="float" office:value="0.000511914456661189" calcext:value-type="float">
            <text:p>0.0005</text:p>
          </table:table-cell>
          <table:table-cell office:value-type="float" office:value="0.305630064933915" calcext:value-type="float">
            <text:p>0.3056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-2.16" calcext:value-type="float">
            <text:p>-2.16</text:p>
          </table:table-cell>
          <table:table-cell office:value-type="float" office:value="0.22" calcext:value-type="float">
            <text:p>0.22</text:p>
          </table:table-cell>
          <table:table-cell office:value-type="float" office:value="93" calcext:value-type="float">
            <text:p>93</text:p>
          </table:table-cell>
          <table:table-cell table:formula="of:=1/[.I6]" office:value-type="float" office:value="0.010752688172043" calcext:value-type="float">
            <text:p>0.010752688172043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21" calcext:value-type="float">
            <text:p>0.21</text:p>
          </table:table-cell>
          <table:table-cell office:value-type="float" office:value="80" calcext:value-type="float">
            <text:p>80</text:p>
          </table:table-cell>
          <table:table-cell table:formula="of:=1/[.N6]" office:value-type="float" office:value="0.0125" calcext:value-type="float">
            <text:p>0.0125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225" calcext:value-type="float">
            <text:p>0.225</text:p>
          </table:table-cell>
          <table:table-cell office:value-type="float" office:value="110" calcext:value-type="float">
            <text:p>110</text:p>
          </table:table-cell>
          <table:table-cell table:formula="of:=1/[.S6]" office:value-type="float" office:value="0.00909090909090909" calcext:value-type="float">
            <text:p>0.009090909090909</text:p>
          </table:table-cell>
          <table:table-cell office:value-type="float" office:value="2.03652918493518" calcext:value-type="float">
            <text:p>2.0365</text:p>
          </table:table-cell>
          <table:table-cell office:value-type="float" office:value="-2.14106321130777" calcext:value-type="float">
            <text:p>-2.1411</text:p>
          </table:table-cell>
          <table:table-cell office:value-type="float" office:value="0.218380853240149" calcext:value-type="float">
            <text:p>0.2184</text:p>
          </table:table-cell>
          <table:table-cell office:value-type="float" office:value="93.9070399101674" calcext:value-type="float">
            <text:p>93.9070</text:p>
          </table:table-cell>
          <table:table-cell table:formula="of:=1/[.X6]" office:value-type="float" office:value="0.0106488288945814" calcext:value-type="float">
            <text:p>0.010648828894581</text:p>
          </table:table-cell>
          <table:table-cell office:value-type="float" office:value="0.00859768" calcext:value-type="float">
            <text:p>0.0086</text:p>
          </table:table-cell>
          <table:table-cell office:value-type="float" office:value="0.0384829" calcext:value-type="float">
            <text:p>0.0385</text:p>
          </table:table-cell>
          <table:table-cell office:value-type="float" office:value="0.04310732" calcext:value-type="float">
            <text:p>0.0431</text:p>
          </table:table-cell>
          <table:table-cell office:value-type="float" office:value="2.99693395" calcext:value-type="float">
            <text:p>2.9969</text:p>
          </table:table-cell>
          <table:table-cell table:formula="of:=[.AC6]/[.X6]*[.Y6]" office:value-type="float" office:value="0.000339844987899109" calcext:value-type="float">
            <text:p>0.0003</text:p>
          </table:table-cell>
          <table:table-cell office:value-type="float" office:value="0.200868442400833" calcext:value-type="float">
            <text:p>0.2009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7" calcext:value-type="float">
            <text:p>-2.17</text:p>
          </table:table-cell>
          <table:table-cell office:value-type="float" office:value="0.24" calcext:value-type="float">
            <text:p>0.24</text:p>
          </table:table-cell>
          <table:table-cell office:value-type="float" office:value="49" calcext:value-type="float">
            <text:p>49</text:p>
          </table:table-cell>
          <table:table-cell table:formula="of:=1/[.I7]" office:value-type="float" office:value="0.0204081632653061" calcext:value-type="float">
            <text:p>0.020408163265306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19" calcext:value-type="float">
            <text:p>0.19</text:p>
          </table:table-cell>
          <table:table-cell office:value-type="float" office:value="40" calcext:value-type="float">
            <text:p>40</text:p>
          </table:table-cell>
          <table:table-cell table:formula="of:=1/[.N7]" office:value-type="float" office:value="0.025" calcext:value-type="float">
            <text:p>0.025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110" calcext:value-type="float">
            <text:p>110</text:p>
          </table:table-cell>
          <table:table-cell table:formula="of:=1/[.S7]" office:value-type="float" office:value="0.00909090909090909" calcext:value-type="float">
            <text:p>0.009090909090909</text:p>
          </table:table-cell>
          <table:table-cell office:value-type="float" office:value="2.00157958357121" calcext:value-type="float">
            <text:p>2.0016</text:p>
          </table:table-cell>
          <table:table-cell office:value-type="float" office:value="-2.17568821890339" calcext:value-type="float">
            <text:p>-2.1757</text:p>
          </table:table-cell>
          <table:table-cell office:value-type="float" office:value="0.241450232355767" calcext:value-type="float">
            <text:p>0.2415</text:p>
          </table:table-cell>
          <table:table-cell office:value-type="float" office:value="48.9805781457717" calcext:value-type="float">
            <text:p>48.9806</text:p>
          </table:table-cell>
          <table:table-cell table:formula="of:=1/[.X7]" office:value-type="float" office:value="0.0204162555416126" calcext:value-type="float">
            <text:p>0.020416255541613</text:p>
          </table:table-cell>
          <table:table-cell office:value-type="float" office:value="0.01369538" calcext:value-type="float">
            <text:p>0.0137</text:p>
          </table:table-cell>
          <table:table-cell office:value-type="float" office:value="0.07381322" calcext:value-type="float">
            <text:p>0.0738</text:p>
          </table:table-cell>
          <table:table-cell office:value-type="float" office:value="0.06849517" calcext:value-type="float">
            <text:p>0.0685</text:p>
          </table:table-cell>
          <table:table-cell office:value-type="float" office:value="2.49890433" calcext:value-type="float">
            <text:p>2.4989</text:p>
          </table:table-cell>
          <table:table-cell table:formula="of:=[.AC7]/[.X7]*[.Y7]" office:value-type="float" office:value="0.00104160202485741" calcext:value-type="float">
            <text:p>0.0010</text:p>
          </table:table-cell>
          <table:table-cell office:value-type="float" office:value="0.290303906142279" calcext:value-type="float">
            <text:p>0.2903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5" calcext:value-type="float">
            <text:p>-2.15</text:p>
          </table:table-cell>
          <table:table-cell office:value-type="float" office:value="0.275" calcext:value-type="float">
            <text:p>0.275</text:p>
          </table:table-cell>
          <table:table-cell office:value-type="float" office:value="54" calcext:value-type="float">
            <text:p>54</text:p>
          </table:table-cell>
          <table:table-cell table:formula="of:=1/[.I8]" office:value-type="float" office:value="0.0185185185185185" calcext:value-type="float">
            <text:p>0.018518518518519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19" calcext:value-type="float">
            <text:p>0.19</text:p>
          </table:table-cell>
          <table:table-cell office:value-type="float" office:value="40" calcext:value-type="float">
            <text:p>40</text:p>
          </table:table-cell>
          <table:table-cell table:formula="of:=1/[.N8]" office:value-type="float" office:value="0.025" calcext:value-type="float">
            <text:p>0.025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110" calcext:value-type="float">
            <text:p>110</text:p>
          </table:table-cell>
          <table:table-cell table:formula="of:=1/[.S8]" office:value-type="float" office:value="0.00909090909090909" calcext:value-type="float">
            <text:p>0.009090909090909</text:p>
          </table:table-cell>
          <table:table-cell office:value-type="float" office:value="1.98235344317643" calcext:value-type="float">
            <text:p>1.9824</text:p>
          </table:table-cell>
          <table:table-cell office:value-type="float" office:value="-2.08405719547916" calcext:value-type="float">
            <text:p>-2.0841</text:p>
          </table:table-cell>
          <table:table-cell office:value-type="float" office:value="0.27642901117539" calcext:value-type="float">
            <text:p>0.2764</text:p>
          </table:table-cell>
          <table:table-cell office:value-type="float" office:value="55.4958089794336" calcext:value-type="float">
            <text:p>55.4958</text:p>
          </table:table-cell>
          <table:table-cell table:formula="of:=1/[.X8]" office:value-type="float" office:value="0.0180193787312947" calcext:value-type="float">
            <text:p>0.018019378731295</text:p>
          </table:table-cell>
          <table:table-cell office:value-type="float" office:value="0.01332221" calcext:value-type="float">
            <text:p>0.0133</text:p>
          </table:table-cell>
          <table:table-cell office:value-type="float" office:value="0.0645222" calcext:value-type="float">
            <text:p>0.0645</text:p>
          </table:table-cell>
          <table:table-cell office:value-type="float" office:value="0.05472863" calcext:value-type="float">
            <text:p>0.0547</text:p>
          </table:table-cell>
          <table:table-cell office:value-type="float" office:value="3.02297231" calcext:value-type="float">
            <text:p>3.0230</text:p>
          </table:table-cell>
          <table:table-cell table:formula="of:=[.AC8]/[.X8]*[.Y8]" office:value-type="float" office:value="0.000981553092924438" calcext:value-type="float">
            <text:p>0.0010</text:p>
          </table:table-cell>
          <table:table-cell office:value-type="float" office:value="0.20777079976625" calcext:value-type="float">
            <text:p>0.2078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table:formula="of:=1/[.I9]" office:value-type="float" office:value="0.0222222222222222" calcext:value-type="float">
            <text:p>0.022222222222222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1/[.N9]" office:value-type="float" office:value="0.025" calcext:value-type="float">
            <text:p>0.025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35" calcext:value-type="float">
            <text:p>0.35</text:p>
          </table:table-cell>
          <table:table-cell office:value-type="float" office:value="110" calcext:value-type="float">
            <text:p>110</text:p>
          </table:table-cell>
          <table:table-cell table:formula="of:=1/[.S9]" office:value-type="float" office:value="0.00909090909090909" calcext:value-type="float">
            <text:p>0.009090909090909</text:p>
          </table:table-cell>
          <table:table-cell office:value-type="float" office:value="2.0062845391738" calcext:value-type="float">
            <text:p>2.0063</text:p>
          </table:table-cell>
          <table:table-cell office:value-type="float" office:value="-1.89130569795245" calcext:value-type="float">
            <text:p>-1.8913</text:p>
          </table:table-cell>
          <table:table-cell office:value-type="float" office:value="0.297008680378207" calcext:value-type="float">
            <text:p>0.2970</text:p>
          </table:table-cell>
          <table:table-cell office:value-type="float" office:value="44.9906175009867" calcext:value-type="float">
            <text:p>44.9906</text:p>
          </table:table-cell>
          <table:table-cell table:formula="of:=1/[.X9]" office:value-type="float" office:value="0.0222268565213196" calcext:value-type="float">
            <text:p>0.02222685652132</text:p>
          </table:table-cell>
          <table:table-cell office:value-type="float" office:value="0.02149959" calcext:value-type="float">
            <text:p>0.0215</text:p>
          </table:table-cell>
          <table:table-cell office:value-type="float" office:value="0.10756511" calcext:value-type="float">
            <text:p>0.1076</text:p>
          </table:table-cell>
          <table:table-cell office:value-type="float" office:value="0.09134648" calcext:value-type="float">
            <text:p>0.0913</text:p>
          </table:table-cell>
          <table:table-cell office:value-type="float" office:value="4.4603584" calcext:value-type="float">
            <text:p>4.4604</text:p>
          </table:table-cell>
          <table:table-cell table:formula="of:=[.AC9]/[.X9]*[.Y9]" office:value-type="float" office:value="0.00220356491413545" calcext:value-type="float">
            <text:p>0.0022</text:p>
          </table:table-cell>
          <table:table-cell office:value-type="float" office:value="0.328280587462459" calcext:value-type="float">
            <text:p>0.3283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15" calcext:value-type="float">
            <text:p>0.315</text:p>
          </table:table-cell>
          <table:table-cell office:value-type="float" office:value="20" calcext:value-type="float">
            <text:p>20</text:p>
          </table:table-cell>
          <table:table-cell table:formula="of:=1/[.I10]"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1/[.N10]"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-1.85" calcext:value-type="float">
            <text:p>-1.85</text:p>
          </table:table-cell>
          <table:table-cell office:value-type="float" office:value="0.35" calcext:value-type="float">
            <text:p>0.35</text:p>
          </table:table-cell>
          <table:table-cell office:value-type="float" office:value="30" calcext:value-type="float">
            <text:p>30</text:p>
          </table:table-cell>
          <table:table-cell table:formula="of:=1/[.S10]" office:value-type="float" office:value="0.0333333333333333" calcext:value-type="float">
            <text:p>0.033333333333333</text:p>
          </table:table-cell>
          <table:table-cell office:value-type="float" office:value="1.92770302077905" calcext:value-type="float">
            <text:p>1.9277</text:p>
          </table:table-cell>
          <table:table-cell office:value-type="float" office:value="-1.95177280460151" calcext:value-type="float">
            <text:p>-1.9518</text:p>
          </table:table-cell>
          <table:table-cell office:value-type="float" office:value="0.315489870985096" calcext:value-type="float">
            <text:p>0.3155</text:p>
          </table:table-cell>
          <table:table-cell office:value-type="float" office:value="19.3217894132893" calcext:value-type="float">
            <text:p>19.3218</text:p>
          </table:table-cell>
          <table:table-cell table:formula="of:=1/[.X10]" office:value-type="float" office:value="0.051755040830339" calcext:value-type="float">
            <text:p>0.051755040830339</text:p>
          </table:table-cell>
          <table:table-cell office:value-type="float" office:value="0.01891036" calcext:value-type="float">
            <text:p>0.0189</text:p>
          </table:table-cell>
          <table:table-cell office:value-type="float" office:value="0.15097983" calcext:value-type="float">
            <text:p>0.1510</text:p>
          </table:table-cell>
          <table:table-cell office:value-type="float" office:value="0.09786953" calcext:value-type="float">
            <text:p>0.0979</text:p>
          </table:table-cell>
          <table:table-cell office:value-type="float" office:value="1.75574824" calcext:value-type="float">
            <text:p>1.7557</text:p>
          </table:table-cell>
          <table:table-cell table:formula="of:=[.AC10]/[.X10]*[.Y10]" office:value-type="float" office:value="0.00470291958499959" calcext:value-type="float">
            <text:p>0.0047</text:p>
          </table:table-cell>
          <table:table-cell office:value-type="float" office:value="0.332521024481269" calcext:value-type="float">
            <text:p>0.3325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5" calcext:value-type="float">
            <text:p>-1.75</text:p>
          </table:table-cell>
          <table:table-cell office:value-type="float" office:value="0.35" calcext:value-type="float">
            <text:p>0.35</text:p>
          </table:table-cell>
          <table:table-cell office:value-type="float" office:value="22" calcext:value-type="float">
            <text:p>22</text:p>
          </table:table-cell>
          <table:table-cell table:formula="of:=1/[.I11]" office:value-type="float" office:value="0.0454545454545455" calcext:value-type="float">
            <text:p>0.045454545454546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table:formula="of:=1/[.N11]"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-1.65" calcext:value-type="float">
            <text:p>-1.65</text:p>
          </table:table-cell>
          <table:table-cell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table:formula="of:=1/[.S11]" office:value-type="float" office:value="0.025" calcext:value-type="float">
            <text:p>0.025</text:p>
          </table:table-cell>
          <table:table-cell office:value-type="float" office:value="1.96551137429055" calcext:value-type="float">
            <text:p>1.9655</text:p>
          </table:table-cell>
          <table:table-cell office:value-type="float" office:value="-1.72889004371588" calcext:value-type="float">
            <text:p>-1.7289</text:p>
          </table:table-cell>
          <table:table-cell office:value-type="float" office:value="0.353573070633593" calcext:value-type="float">
            <text:p>0.3536</text:p>
          </table:table-cell>
          <table:table-cell office:value-type="float" office:value="21.9235096938968" calcext:value-type="float">
            <text:p>21.9235</text:p>
          </table:table-cell>
          <table:table-cell table:formula="of:=1/[.X11]" office:value-type="float" office:value="0.0456131346651301" calcext:value-type="float">
            <text:p>0.04561313466513</text:p>
          </table:table-cell>
          <table:table-cell office:value-type="float" office:value="0.02448174" calcext:value-type="float">
            <text:p>0.0245</text:p>
          </table:table-cell>
          <table:table-cell office:value-type="float" office:value="0.16380255" calcext:value-type="float">
            <text:p>0.1638</text:p>
          </table:table-cell>
          <table:table-cell office:value-type="float" office:value="0.1138362" calcext:value-type="float">
            <text:p>0.1138</text:p>
          </table:table-cell>
          <table:table-cell office:value-type="float" office:value="2.89164303" calcext:value-type="float">
            <text:p>2.8916</text:p>
          </table:table-cell>
          <table:table-cell table:formula="of:=[.AC11]/[.X11]*[.Y11]" office:value-type="float" office:value="0.00601623119529959" calcext:value-type="float">
            <text:p>0.0060</text:p>
          </table:table-cell>
          <table:table-cell office:value-type="float" office:value="0.36081341636893" calcext:value-type="float">
            <text:p>0.3608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0.37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table:formula="of:=1/[.I12]" office:value-type="float" office:value="0.0714285714285714" calcext:value-type="float">
            <text:p>0.071428571428572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table:formula="of:=1/[.N12]"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-1.65" calcext:value-type="float">
            <text:p>-1.65</text:p>
          </table:table-cell>
          <table:table-cell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table:formula="of:=1/[.S12]" office:value-type="float" office:value="0.025" calcext:value-type="float">
            <text:p>0.025</text:p>
          </table:table-cell>
          <table:table-cell office:value-type="float" office:value="2.03543914552366" calcext:value-type="float">
            <text:p>2.0354</text:p>
          </table:table-cell>
          <table:table-cell office:value-type="float" office:value="-1.68972457972203" calcext:value-type="float">
            <text:p>-1.6897</text:p>
          </table:table-cell>
          <table:table-cell office:value-type="float" office:value="0.365952772632203" calcext:value-type="float">
            <text:p>0.3660</text:p>
          </table:table-cell>
          <table:table-cell office:value-type="float" office:value="12.7924136590424" calcext:value-type="float">
            <text:p>12.7924</text:p>
          </table:table-cell>
          <table:table-cell table:formula="of:=1/[.X12]" office:value-type="float" office:value="0.0781713308100496" calcext:value-type="float">
            <text:p>0.07817133081005</text:p>
          </table:table-cell>
          <table:table-cell office:value-type="float" office:value="0.00829563" calcext:value-type="float">
            <text:p>0.0083</text:p>
          </table:table-cell>
          <table:table-cell office:value-type="float" office:value="0.07955347" calcext:value-type="float">
            <text:p>0.0796</text:p>
          </table:table-cell>
          <table:table-cell office:value-type="float" office:value="0.05005153" calcext:value-type="float">
            <text:p>0.0501</text:p>
          </table:table-cell>
          <table:table-cell office:value-type="float" office:value="0.61893197" calcext:value-type="float">
            <text:p>0.6189</text:p>
          </table:table-cell>
          <table:table-cell table:formula="of:=[.AC12]/[.X12]*[.Y12]" office:value-type="float" office:value="0.00378214284382416" calcext:value-type="float">
            <text:p>0.0038</text:p>
          </table:table-cell>
          <table:table-cell office:value-type="float" office:value="0.15257867447737" calcext:value-type="float">
            <text:p>0.1526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0.39" calcext:value-type="float">
            <text:p>0.39</text:p>
          </table:table-cell>
          <table:table-cell office:value-type="float" office:value="10" calcext:value-type="float">
            <text:p>10</text:p>
          </table:table-cell>
          <table:table-cell table:formula="of:=1/[.I13]"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1/[.N13]"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-1.65" calcext:value-type="float">
            <text:p>-1.65</text:p>
          </table:table-cell>
          <table:table-cell office:value-type="float" office:value="0.42" calcext:value-type="float">
            <text:p>0.42</text:p>
          </table:table-cell>
          <table:table-cell office:value-type="float" office:value="20" calcext:value-type="float">
            <text:p>20</text:p>
          </table:table-cell>
          <table:table-cell table:formula="of:=1/[.S13]" office:value-type="float" office:value="0.05" calcext:value-type="float">
            <text:p>0.05</text:p>
          </table:table-cell>
          <table:table-cell office:value-type="float" office:value="2.08091913673945" calcext:value-type="float">
            <text:p>2.0809</text:p>
          </table:table-cell>
          <table:table-cell office:value-type="float" office:value="-1.72265065514264" calcext:value-type="float">
            <text:p>-1.7227</text:p>
          </table:table-cell>
          <table:table-cell office:value-type="float" office:value="0.394371606044481" calcext:value-type="float">
            <text:p>0.3944</text:p>
          </table:table-cell>
          <table:table-cell office:value-type="float" office:value="10.0735949397069" calcext:value-type="float">
            <text:p>10.0736</text:p>
          </table:table-cell>
          <table:table-cell table:formula="of:=1/[.X13]" office:value-type="float" office:value="0.0992694272486894" calcext:value-type="float">
            <text:p>0.099269427248689</text:p>
          </table:table-cell>
          <table:table-cell office:value-type="float" office:value="0.01283951" calcext:value-type="float">
            <text:p>0.0128</text:p>
          </table:table-cell>
          <table:table-cell office:value-type="float" office:value="0.14884268" calcext:value-type="float">
            <text:p>0.1488</text:p>
          </table:table-cell>
          <table:table-cell office:value-type="float" office:value="0.08591403" calcext:value-type="float">
            <text:p>0.0859</text:p>
          </table:table-cell>
          <table:table-cell office:value-type="float" office:value="0.8018443" calcext:value-type="float">
            <text:p>0.8018</text:p>
          </table:table-cell>
          <table:table-cell table:formula="of:=[.AC13]/[.X13]*[.Y13]" office:value-type="float" office:value="0.00790170985433153" calcext:value-type="float">
            <text:p>0.0079</text:p>
          </table:table-cell>
          <table:table-cell office:value-type="float" office:value="0.24758505238847" calcext:value-type="float">
            <text:p>0.2476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9" calcext:value-type="float">
            <text:p>0.39</text:p>
          </table:table-cell>
          <table:table-cell office:value-type="float" office:value="5" calcext:value-type="float">
            <text:p>5</text:p>
          </table:table-cell>
          <table:table-cell table:formula="of:=1/[.I14]" office:value-type="float" office:value="0.2" calcext:value-type="float">
            <text:p>0.2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formula="of:=1/[.N14]" office:value-type="float" office:value="0.5" calcext:value-type="float">
            <text:p>0.5</text:p>
          </table:table-cell>
          <table:table-cell office:value-type="float" office:value="2.1" calcext:value-type="float">
            <text:p>2.1</text:p>
          </table:table-cell>
          <table:table-cell office:value-type="float" office:value="-1.65" calcext:value-type="float">
            <text:p>-1.65</text:p>
          </table:table-cell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table:formula="of:=1/[.S14]" office:value-type="float" office:value="0.1" calcext:value-type="float">
            <text:p>0.1</text:p>
          </table:table-cell>
          <table:table-cell office:value-type="float" office:value="2.09519098018839" calcext:value-type="float">
            <text:p>2.0952</text:p>
          </table:table-cell>
          <table:table-cell office:value-type="float" office:value="-2.10427416102796" calcext:value-type="float">
            <text:p>-2.1043</text:p>
          </table:table-cell>
          <table:table-cell office:value-type="float" office:value="0.392743681324426" calcext:value-type="float">
            <text:p>0.3927</text:p>
          </table:table-cell>
          <table:table-cell office:value-type="float" office:value="5.01097263487335" calcext:value-type="float">
            <text:p>5.0110</text:p>
          </table:table-cell>
          <table:table-cell table:formula="of:=1/[.X14]" office:value-type="float" office:value="0.199562055685677" calcext:value-type="float">
            <text:p>0.199562055685677</text:p>
          </table:table-cell>
          <table:table-cell office:value-type="float" office:value="0.0322313" calcext:value-type="float">
            <text:p>0.0322</text:p>
          </table:table-cell>
          <table:table-cell office:value-type="float" office:value="1.34037354" calcext:value-type="float">
            <text:p>1.3404</text:p>
          </table:table-cell>
          <table:table-cell office:value-type="float" office:value="0.33516228" calcext:value-type="float">
            <text:p>0.3352</text:p>
          </table:table-cell>
          <table:table-cell office:value-type="float" office:value="1.74747972" calcext:value-type="float">
            <text:p>1.7475</text:p>
          </table:table-cell>
          <table:table-cell table:formula="of:=[.AC14]/[.X14]*[.Y14]" office:value-type="float" office:value="0.0695934044351542" calcext:value-type="float">
            <text:p>0.0696</text:p>
          </table:table-cell>
          <table:table-cell office:value-type="float" office:value="1.1206507335207" calcext:value-type="float">
            <text:p>1.1207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7" office:value-type="string" calcext:value-type="string">
            <text:p>unfittable</text:p>
          </table:table-cell>
          <table:table-cell table:style-name="ce81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122" number:language="en" number:country="US">
      <number:number number:decimal-places="3" number:min-decimal-places="3" number:min-integer-digits="1"/>
    </number:number-style>
    <number:number-style style:name="N10123" number:language="en" number:country="US">
      <number:number number:decimal-places="4" number:min-decimal-places="4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3-07">00/00/0000</text:date></text:span><text:span text:style-name="MT1">, </text:span><text:span text:style-name="MT1"><text:time style:data-style-name="N2" text:time-value="22:36:49.01508688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8T22:18:45.281931959</meta:creation-date>
    <dc:date>2021-03-06T23:38:47.287405463</dc:date>
    <dc:creator>Panawat Wong-klaew</dc:creator>
    <meta:editing-duration>PT17H20M32S</meta:editing-duration>
    <meta:editing-cycles>20</meta:editing-cycles>
    <meta:generator>LibreOffice/7.1.0.3$Linux_X86_64 LibreOffice_project/10$Build-3</meta:generator>
    <meta:document-statistic meta:table-count="1" meta:cell-count="40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Expand_column_data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TextToColumns", "", 0, Array())

rem ----------------------------------------------------------------------
dim args3(1) as new com.sun.star.beans.PropertyValue
args3(0).Name = "By"
args3(0).Value = 1
args3(1).Name = "Sel"
args3(1).Value = false

dispatcher.executeDispatch(document, ".uno:GoRight", "", 0, args3())

rem ----------------------------------------------------------------------
dim args4(1) as new com.sun.star.beans.PropertyValue
args4(0).Name = "By"
args4(0).Value = 1
args4(1).Name = "Sel"
args4(1).Value = false

dispatcher.executeDispatch(document, ".uno:GoRight", "", 0, args4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Right", "", 0, args6())

rem ----------------------------------------------------------------------
dispatcher.executeDispatch(document, ".uno:TextToColumns", "", 0, Array())

rem ----------------------------------------------------------------------
dim args8(1) as new com.sun.star.beans.PropertyValue
args8(0).Name = "By"
args8(0).Value = 1
args8(1).Name = "Sel"
args8(1).Value = false

dispatcher.executeDispatch(document, ".uno:GoRight", "", 0, args8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Right", "", 0, args11())

rem ----------------------------------------------------------------------
dispatcher.executeDispatch(document, ".uno:TextToColumns", "", 0, Array())

rem ----------------------------------------------------------------------
dim args13(1) as new com.sun.star.beans.PropertyValue
args13(0).Name = "By"
args13(0).Value = 1
args13(1).Name = "Sel"
args13(1).Value = false

dispatcher.executeDispatch(document, ".uno:GoRight", "", 0, args13())

rem ----------------------------------------------------------------------
dim args14(1) as new com.sun.star.beans.PropertyValue
args14(0).Name = "By"
args14(0).Value = 1
args14(1).Name = "Sel"
args14(1).Value = false

dispatcher.executeDispatch(document, ".uno:GoRigh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Right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Right", "", 0, args16())

rem ----------------------------------------------------------------------
dispatcher.executeDispatch(document, ".uno:TextToColumns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Right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Right", "", 0, args19())

rem ----------------------------------------------------------------------
dim args20(1) as new com.sun.star.beans.PropertyValue
args20(0).Name = "By"
args20(0).Value = 1
args20(1).Name = "Sel"
args20(1).Value = false

dispatcher.executeDispatch(document, ".uno:GoRight", "", 0, args20())

rem ----------------------------------------------------------------------
dim args21(1) as new com.sun.star.beans.PropertyValue
args21(0).Name = "By"
args21(0).Value = 1
args21(1).Name = "Sel"
args21(1).Value = false

dispatcher.executeDispatch(document, ".uno:GoRight", "", 0, args21())

rem ----------------------------------------------------------------------
dispatcher.executeDispatch(document, ".uno:TextToColumns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980050000600b500700099004b008a0088009700f200480009000a008a0014">
    <SignedInfo>
      <CanonicalizationMethod Algorithm="http://www.w3.org/TR/2001/REC-xml-c14n-20010315"/>
      <SignatureMethod Algorithm="http://www.w3.org/2001/04/xmldsig-more#rsa-sha512"/>
      <Reference URI="Basic/script-lc.xml">
        <Transforms>
          <Transform Algorithm="http://www.w3.org/TR/2001/REC-xml-c14n-20010315"/>
        </Transforms>
        <DigestMethod Algorithm="http://www.w3.org/2001/04/xmlenc#sha512"/>
        <DigestValue>RPYSiDgl/ZfwWGsDlp4IhzFxfG7AxFSe/BDD4Pht0i7rCY67z2raO8Xxc9/dQtkf
PwXy9yQgGczUtVvQ89aJVQ=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512"/>
        <DigestValue>yAYzFc2o70VsuCetwsCiLbPqS2JS2rZqB2WmLUempEuli5/t4LsAWA//Cl258V/E
ZCjvpwfAlsu/3j4my3hq2w==</DigestValue>
      </Reference>
      <Reference URI="Basic/Standard/Module1.xml">
        <Transforms>
          <Transform Algorithm="http://www.w3.org/TR/2001/REC-xml-c14n-20010315"/>
        </Transforms>
        <DigestMethod Algorithm="http://www.w3.org/2001/04/xmlenc#sha512"/>
        <DigestValue>UwHN1zfhMefGnNku5NS4bvaQq5IbBIclxpNyqMUnlOCySpAJ6Y3OMbJ31rVToV97
QInabsWeXVrTgIzLQAwIUA==</DigestValue>
      </Reference>
      <Reference URI="#ID_0051001800f9006a00d100620046005a00a6008b002f002400e8006f009d001e">
        <DigestMethod Algorithm="http://www.w3.org/2001/04/xmlenc#sha512"/>
        <DigestValue>AY9kVlUiwgPhRCcaVi+xhfPk9BbbwMYJPwxjEmkxPoRDFJ3KRCwqcVWcq8fcQAa7
UU+WO2VxhzlfqG0nsq3x4g==</DigestValue>
      </Reference>
      <Reference URI="#idSignedProperties" Type="http://uri.etsi.org/01903#SignedProperties">
        <DigestMethod Algorithm="http://www.w3.org/2001/04/xmlenc#sha512"/>
        <DigestValue>ZFDIEX7dR2I6UDxZBftuOYKUhb1Hjl+04iMlitt6SNbRb7sqI0RNWK/roNV0wDtK
JQq4YAOIcXilLMsLnLUtdA==</DigestValue>
      </Reference>
    </SignedInfo>
    <SignatureValue>iQIzBAABCgAdFiEE9J3iJ9Os1XxAHiyaus6wp6m5vZoFAmA9TewACgkQus6wp6m5vZrmpQ/9FZ1ToMO
pvGGkH1lesp3W9BA7u+dDGQkOSCEjuR28TkMsM+j8ElcBJ+O3ynK3tvXvSRrLO7T1oDgt58pfnycZYS
5GfCNGhFrEsZllHwWK9MzxDN3RdQS1yg89x3dXFEh8AhRlkofDE54b7ts2V4c0atLdMV67i37+LIaUh
IXK7n69/ViWPmixQm6lJYoyqOkpbh1DUvexTCtzSTARD2m8e7o4MZj2QpLjLVO/a4CDFtn0buhzzR1n
qnT2zvbwx13wX1Zz5lq+2vYt68LWSo9dEwOo3nSGLyFNRWv6nB7lfV60BmdeoaK4KgP4I72KikV/SKT
CeDNbGYDO/aWxtnhdCC3A8tv/2H0aj22h5y8ZuG4WDXoYdxdPVhXx4c3YCJY6EhpLSv8Uxwzd6O18Pu
XvswfK+QR9jHcD/mn7K0xfYMCGwmbya8+la7JQBevLsC8jthCHV0N0hlBJprjpa7icJ9nLF5k3+7KjJ
RjTYkRUtKJYExx+t9Ky1nPeSYgmrGLyvE+EqKVbjZ60p3zgg88JuWvkoMM83mxzbkbb1DwDBTwQmkH0
cK7Z2mVHNkrsqTL4/VtZRuDzmgD1ZbtAZ/6cjub+3JGh+l4cDnm3CWMGyyMhldD1xO7DzbvRHMnXiV9
bV9jzkg4g1FzmZYfkG5ZWUy/ylaS3uCbl0tromuc+Lsw=</SignatureValue>
    <KeyInfo>
      <PGPData xmlns:loext="urn:org:documentfoundation:names:experimental:office:xmlns:loext:1.0">
        <PGPKeyID>MjFCOTVEMjJFODE5N0Q1Mjk4NEJBMDQ1NzdGNTc0QjlEMzM2OEJDRAA=</PGPKeyID>
        <PGPKeyPacket>mQINBF+tyFkBEADk6e0WA2eilH1/30bK0CgGDdXuhjMAYYAX9POz5ixJSYF2G11vOZm604BA9ToTOtdTUEnBoQi/C5cMfV2oWkQG6Tsl5oU4YULMSB/+LnfA7PF8b686U7zab/mB/gXTjsnD62xtfpPes4TeTlgW0/ax3eE1xWULVcBBlTLxCoZAbFbHaYCfme5RdrUou15TTeIy0V6r+QjocrkUM1U1vWv9Th8i9UjbstVNg2h1bIQW1v2f1heVfHRgb6VxISzk1bHSuSmFc4EFyKcH8OwY/ZxU7lynkW48imGuysqL853GpWLuq+ej4Djqal9QhuPACbrKtfJIQYXX4DK8ug7KTqcuoqg8u+WuJ7oahCwe3gj6KPJPEsv34y9692p53slPEah+n4lzTqmcd38ps91Uy8lzmUM3COJr2LmIufj/Hzb6NKaYIRQcuOwy2bQ0Yd9BSpKfMgGB42BWMYlNWx7SKlvzl0ioP2TR91LowRKMrj/ps+7cc7kZT+I0bH+Bsrg44BGsUrMymgItCsW40bV9qQqarnPp1XH5F4DLJdFEnFzp7ckVVuzux0i45whMxTQmZOlt24PzlwctwHgpBYO/m0nVApyp0eI5LpZu/0k70wiEZvHKkihmwJAYLQBQEkqWxwjTVAf9Qty5zbF5eIFOXsGV+31CjUZ7GxBRLfWYziLTOwARAQABtC1QYW5hd2F0IFdvbmdrbGFldyA8cGFuYXdhdF92aXN0YUBob3RtYWlsLmNvbT6JAk8EEwEKADkCGwEECwkIBwQVCgkIBRYCAwEAAh4BAheAFiEEIbldIugZfVKYS6BFd/V0udM2i80FAl+tyv8CGQEACgkQd/V0udM2i80CDA//QtAomHYkZo3JKehKktobQSNgANIiKgEmGarAzPi1GmbQ7g8a0yYsS6NrEtT/U44cD8MIIWucJKMZSrHUh4veay+XPOMJQbI3T5Imj2k5diJi5Y9FwwsE/m1XnEPPD59DcYMEYIC3eRueO5/p3V7bprsf0xHtE2DE47YSwH1Zpf3qr063gRnq8TPNAZG/M7M5eqDw+Niip51zQdBexapSM7QgnvAeOlGNi/PYDOGsHy9FNWhNBApXk4N90x3UG2JhwZECTEHgCFBFAz3YWNJZGNwBBtPBDxTiH9OQp9PL9QtrhaXFkaTqZY07//WMLO8us0lICTwn9cgd9I+n7Uysxpz9qxmE/CimoJkz/HBFdNG3tcWFbZFRnHdPKpd4Flg7ThrTxV46/Z7SmVe7b3N8yKim8cxYgQjcB4MHgpZoSfB1bIZmmPymfHLoYdyEJAoLwLVgowiiMlQn6UMdD8HUJph2aXLINrt3y6MCK3i06W3XSPecBbJMp51/LNFgfRi9/Z7VthoWcPZLgSGuvzrKIjWdLJPVEcL4tuYfuGVwUPpdqNSG0oRemnlR908MqsH6WOKGD1pN/ACFIxZETj90Fk6ivNTRx42oGlzb7eDxX4Morx+UEzk2f4Sn38HZ0KZWFOrEIOPcUvR8Hko2mv2gj0pIkFiHrcXoVN6kxCZgVcW0JFBhbmF3YXQgV29uZy1rbGFldyA8cHc0NDNAY2FtLmFjLnVrPokCTAQTAQoANhYhBCG5XSLoGX1SmEugRXf1dLnTNovNBQJfrcpuAhsBBAsJCAcEFQoJCAUWAgMBAAIeAQIXgAAKCRB39XS50zaLzUOEEADgghWXvUmmtaS1HkR87X7J3KWgbIpg2JB9QZMXgITj4fPKrsoHR9GevdY7DL1sv8WfN+pLCyVHCX5QTn5Pt3dmsn5q7n6RqQdSJGcpLyDn9EMWNne+49vsfvr9JYd5ggnD7K2xlnIO5sJ12p+Tr2VCdsDCNAtnsh6kqWAg7qrU73U9Go6TdzB+zAI2LXE7KDZq/E0r3KaUQrd/FrQoJpWiBrjmiKfWX+rnSTe92SlReeyvMwsKGVMF+sk3CcherKA4mUlJx4UDRRi1yVqDRaP7JOHQHK5pMIJtR/Ja8P8CUb9Qko5UbeYDB4g7LDQMEObtIXLN2N0Cf+DgBXQANYM2YNC9mR6xPkV2j7QeIMN8BmjKRcwODAAMfb8AGjwll+/ikTumk5jo4A/29zLVlBktPB490UsqfmDFGPKHx2OXBWhSh/FtfXnK4CaOSyfbO0fcz30lpwHKsNoBmlEIbO+q1OtP2uQwZGrdhYqrICzmn09WXu8B0SMcy219eMtwV1YM4lQZgUDOf/iMSDCv6/1QMy09cmIGKjDSeErl0OJkyNjCxJLDN89zBxLTW2kR4No3Rerhk7gUVs6J+FvZ1PDtUQe5LtIPqD0u0O4hYJgCYsaptFAEu6TjFvyK97cezEdTA7y9BF+F0+XD5oIb3JPHvy6F3t9tFK5kv4/SVsFHybkCDQRfrckLARAAuWTQ76hb1EPK5gxsdZjgCp68SUqHD7ySiWmCtutGKw9I//K2JXHTfxSWNvcEb6p9A+BA2PjA2HKqGUOBsjFy0kY5sRYX8plMF1lX4slSqtemE5Ht0FUUl2sGe60NAdK3QsKvXKaTvrTw/XVtrEstF2UokW/tLHZDRBgwbzN07WKOjV980s2LL5K3pjqTZputGNeVLAsAhC5rVdK5KCW4JFnSfXsaKx3ZC1iPRR+pvD9DOsHG/Nj603VBL3aMRHp9idBdL2VWsdY4C/v8qJ//Rib5a5rzxNLWdb5q8mT/FcJc4XebeSgdmaLbtUA5ACAZ81i5TzsOBZXD+KZur+ECnxb4ThVOB/F1BPaLnvbdFwaYH7O0X7XwkeLHYPlmIExkO5o925K3WI32ukoXKbiLB4OFegt7SRXK0FgyhWkykNu0cMDh95Y6f3q6VQWMxsKFzTafzDyqeCxeVbJTlBJjelKxVhQvTX4FXoLf8LZ5Ipb6svCamxdyJpGg+qQA8EmegBq2ek2l5htBzMlJk0DA7rjVAkfFMjS1V8GOrwKUCIkjwOTHgFTTpbZJe3KEOcHzSzjJqbnSDOwlZBFe43UFmgMPBsqv9cXd7+qxOK+CtWaXW1P16m9gXrSE1U+8/49NwdQtl0NmExFbkSoQEJWghbMJbADpGnn/JmDL8+e3UNEAEQEAAYkEcgQYAQoAJhYhBCG5XSLoGX1SmEugRXf1dLnTNovNBQJfrckLAhsCBQkB4TOAAkAJEHf1dLnTNovNwXQgBBkBCgAdFiEE9J3iJ9Os1XxAHiyaus6wp6m5vZoFAl+tyQsACgkQus6wp6m5vZrzNhAAnUUU+C3irxYh1qqSNoeT1ypnrHulfSzP2Q3Khm5wgs5+3cgL1bpZCmMOKpwI3/G1f/FHM799Wq0clwsf2BDGO35O84EDXVMIGV70tPFGIsS5sP0kCN7rzxfGvRCWhf5w5i1gwfX65aynEezKPGgHVL0bYANp69Z2Pm4jNVyA/P8pN+5bKxQuVZiv2g532oG8Ps5jTlRy+W3RAJMrmyXfptVfOIOexadpC6w4RFLDlJAznC4l9rKbCPEJY6Cyix29aRwJN2738NkNJaUQagtzjHVCGHhMGrn489IWS5sQ6+eDKCrzwigrxxDzEpWMD1sGQKHUQInCL7lqFGy01hva3+7Xk0klzlfq5nk+MTYFKAB8jwyCGlFrvnoQtMU5/gfKgcijIzNvoJkTGfwRKgnvGzOx1mvrq92SBjC2RuyY8zjt+vK7evjYqWCJXHOSDJhZ1e2giyU9GHGsRwURTUOKQY9OwxXcHUHJWkfBjkZn4jWRJxgcrP5CF/tc7vGP1SuUH7W3+CXN473vUnc1+FAPWmmz6lvPmysu80yoGLZ62E4nglu6ENN9YKh6xA29xycqR/5mGOxZYzvxFYBRiAjKO2OIIvoYyhRcKm9Q1B+vsb9Pp8NvuM7GnfrQcsUbkbp+azBT5kHrCDtwhQdfUNgWpRvql9d2K35ZdvrIHHfPIKB4oxAAxpnk7Zqv7rRn7bnEewruQl6LSKnmDf53H9RrgyUI3rHNfBmJ9bf8vGadMqNlJLcNAySAEhnRAGk+mHbE09RdpYZuFODSviefq2pTzBmSdslFWKoQ4WmjO2UWVGUTCBddpAEyc8sxp/wGwTxSB6iYbeadmE9qfHKt/wPk4VejPc4sa3E5tQNaLixyWhsS4lO4bVQXdbSJ3Q+thY2/bTsfIPTcIiQJUNpPojXHJrZAnBbHlfoyDZ3KLBNQL4oPaK8A2g8uY1ThzlJJYvSLo0J/bV+3zgv8BW5z8sPjsVLSHvNFLwnXpJ0b89rVIE68kFREr/Bh627oC3zePPED6u+IC1OYka5b8aFphUJbCBJ9OobbVJljDgr+he5+iTcH9Vqm+Ew8O0iqe8V7RTToBpN4rAQF5wCAyppRcQdrAD4sAEoUOdOlxW1w8M1Ls4NrE01Tg/yWecxRoHSytSF1yknMtAWaEd4/ka0LzQR3bLecGmk3h9Y05HHSbMsOc/SaKOauswc2uHnEQUlgtPR9FW3E1nHbaCrY+yGlXLmLX7z5eyl6VAuG4WlNXfGb+BMyNWbHFmA1NxEfa9O2inIK5b7qHLiwQV4QE7b/V1rN54p+Q6QFSKk7FyAb3sc4o7S9dy2hQKx+Kt2Njs0mXadxf2Vowx5Q5togd6qH+5hED0KY+7K5Ag0EX63JggEQALxxjc6NDWsLOC8bTCzNUVDKdSbxAvHysZFNsCRzQRytab7evVHrlXEn9M0ZHDWieL/SbitbInaEusYRttxkL6PNtr1Q/Hx0R4315Jyd3smKeKAvy0LHpwg+daZSt2q3rDDsjNlPVvdUCZn+tjE9XbzKHNO2V52L5BXEwCkuqB6xUTQ7PNX6QpHgebiEtkPhjAZbK7pf+leOFyoSmmSrZqSCnCGfBKsR7ydYMNZAFds6Zv/kDp9GhFM+jwOw9pVLuEzmcvEQESBQv1nlDqMh0h7IORB4CUg+kanqElDfgmapcqiY8JPvrdCAAKMnd7mOpn72pD9MZ20pkGVZdP9qrh9Q0i7DsjeK451dmGOqkiw4hl1PuOM6kbaY2o8QseRTx9JZICQ75Er4M6t3DY1Oc+Uf4VKtrxbWyQSQR7Ui8jyzqAOiMUQwLuTUD6HaDNnPO9Ts5ywYFDsjmst09QEF0ff4HDqkU+36oGUyGPFBxISmuPYlDebHySPyptZz30FFYRiIMj2MFTlHZQJ/mE0Z/W45Xve8InDEjcg4rfAczHzF8N6XW+RK9KpkGEqXpdu0G8Lg8P8k0Bxfg0Fyjeb2VBnkT4whkAnv+Evxq2sHimTpVsU1FEI7AdhxV0SAFKWAIbi4lf/fx2qwBFzpOK3edWbuIp8IOpqNpPOqvbtfW35DABEBAAGJAjwEGAEKACYWIQQhuV0i6Bl9UphLoEV39XS50zaLzQUCX63JggIbDAUJAeEzgAAKCRB39XS50zaLzZzLEADh0Xbmas3f9CzLMJxhjfXazA0V8PKs6PEV16wQgasPaQ+oKjnypb72nqN1kJ5vQv3VnRaNPEQxHdE3GQnnCDG1kjjoHCEtnYDDkHn+aBsC9Jliv6b9cggslVvyhL4PxRRsqNi+LxZI4ftlYIq+jIjWnRhx/h2QhfCUiIinL3WgZHxDZ7cg+kY9n3FZCtlKlE+g8oIiC7uI899WbwoBc7ESAqYotshZ3qXlennsQ7e4xHgZLvp6PApA87EjhUhgWWziJewuCtPuQm1geX+DGdEAWXWa/x/SA60WAjcrQDarI8UGUsvK1s7xpSbND7XSOWCsjxu2O7dBcaWvJkMpAGibxIUH83P6ctoO6BbeEM33nV1OQbY/xoDpu0HQSZMcFGP4xOIIbZ7YBd/n1z1ScSDdeNkqAVaDuHf5PaI1//QnYLADrm9MIdcyv8+rHbxKBxxuv5CTRC67Jk5V6uuhXKpKfIOZcnlvQsn/338K+pY+pHlW5AR3mtbkS+kGIo9D6GjqVomf5aprUkDhiNK+65Hkz6lzeD4oJVbhgusVPDVmMkhlgAEyN2s2WwNpN0/2S0OvwdD3iaRpTRtoNPIb6tSXAYZeVO2FUavpCbFOfl2Ayezw00S2QJgaYhwIklXrRnaXTNodtq//Zp2GgnTwIFeZmjojjDWoGQW/ee22KufuRLkCDQRfrcnfARAA1IvZeZCy4ZewN5Ds+baDFS6KsJkIVQNqIThmdeeSRY09tEAhHjly90M4aupSNoMCNBoH4+mTUJnH/6fWEgAP4g0kyZjNBRd8cFNz7H7EgKmoTRvWMbQ7t+8pMU5jHl7C9URExFDuS2Jo1cj5D6DDkPtLGPn8B8ufuvxumfRTtFSU9NUi+B5QZuh1maT8QabIHzdeiLEgeFdrsI6ZE5+bgEYKs3LE+R8PKg5k/S/PiVp0s819fZQa4IKVNELQ8O77rtLNAWe1UGKITEmsKZVCCy+44liJehRt8RA7kqjFLGsBhlK8ABg08FOvwAvAmbr5I943nThcEG0xKPcjrNu6cyBbIi4/WEIW1dGmz9hzrIZ0JKhZ9h24UjJ2/gJCKURtCxHi2tSmU2FxS9zWffOCP7xkYD2goOxBQRe8zJR3J1V6OPp3JifTn6VEsr4/gHr+Z7gQRyO7SudnKnBkuajpNESjv8G4nTrLyoYpaMRUMrNJk3/wYkOAIjAsR9uTJstO/PwBFZiF8THbN9RA/pbTC0beh3fn8EYTzimLft41sFWgJUDUaxoeqG9A7tqNyuJEu22JNB08V7c9GUBaRBvBkIP9Fw+058EkEob9GWfiApf35pZkf/QCIlNWOWxMe+ehASIIRg8d2q39/6ZOXyHhzmTHaI4Hml07/Ms0936TwSkAEQEAAYkCPAQYAQoAJhYhBCG5XSLoGX1SmEugRXf1dLnTNovNBQJfrcnfAhsgBQkB4TOAAAoJEHf1dLnTNovNeDgP/iPnIr+Su5S6Y4d2/38W1X2SsnExlqJZfj/OZ/W3BWtZUBgL7FX2cdEyoXEePLdC03kvUbMIjX+I83L0PIlqF96NN0MAXMqA5vkdTfCXjobXLfqYZ0uVz2k70+2HiIfgbhejtZi4oOvyCr5aeZoIuDp7hadP9VlkO/AA9czCvviJwsrGNSeQkorvG1TmtENxQwpENf7tDTsUr9JkI5QbyM4Wf4/ynOcUgzpHgq+7lKzBqY7O3bahhm6tEPxpu7dGJjHZojIbyD5HCdzvo2WTExkIlTpBOetf3wwdLvlMeVbNSswD01sBxmSBpw1D1eCsQ8r0CsQMwLa28YyZQVqgr55yjILVJDHONn8SwiTslIEzHSCQg77icnIoIw1WTjRl0SVazhCN23VMBGdXxCi/sEtop83WtYmxwdQUO16P37ZlXJa9wX8nihAwlPSQsgx6887zGOWenSyJ7G2dZRdKAGdnfxzQaqyDZ/Eq5I0A/Q3Jb/Tqe1gBaAaYDiUdSxBX4vGDcTvxVicCOpeg6pHP49sUmhb6Ci6Y2d+JMipKY5fdI/XmxRePNV6h5TX2UBQB7XM4ddg+aD6iuxh9uVHYibkqLdKW+djrdNiHkuXCsUoYWns9KzPUvfLBJbRbneL3WLGtG4cr9fyYYNv+IwmV9fL8N4bit0Mq9rx04issmnju</PGPKeyPacket>
        <loext:PGPOwner>Panawat Wongklaew &lt;panawat_vista@hotmail.com&gt;</loext:PGPOwner>
      </PGPData>
    </KeyInfo>
    <Object>
      <SignatureProperties>
        <SignatureProperty Id="ID_0051001800f9006a00d100620046005a00a6008b002f002400e8006f009d001e" Target="#ID_00980050000600b500700099004b008a0088009700f200480009000a008a0014">
          <dc:date xmlns:dc="http://purl.org/dc/elements/1.1/">2021-03-01T20:26:20.767178790</dc:date>
        </SignatureProperty>
      </SignatureProperties>
    </Object>
    <Object xmlns:xd="http://uri.etsi.org/01903/v1.3.2#">
      <xd:QualifyingProperties Target="#ID_00980050000600b500700099004b008a0088009700f200480009000a008a0014">
        <xd:SignedProperties Id="idSignedProperties">
          <xd:SignedSignatureProperties>
            <xd:SigningTime>2021-03-01T20:26:20.767178790</xd:SigningTime>
            <xd:SigningCertificate>
              <xd:Cert>
                <xd:CertDigest>
                  <DigestMethod Algorithm="http://www.w3.org/2001/04/xmlenc#sha256"/>
                  <DigestValue>MjFCOTVEMjJFODE5N0Q1Mjk4NEJBMDQ1NzdGNTc0QjlEMzM2OEJDRA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